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398in"/>
        </style:tab-stops>
      </style:paragraph-properties>
      <style:text-properties style:font-name="Georgia" fo:font-size="20pt" officeooo:rsid="001e5901" officeooo:paragraph-rsid="001e5901" style:font-size-asian="20pt" style:font-size-complex="20pt"/>
    </style:style>
    <style:style style:name="P2" style:family="paragraph" style:parent-style-name="Standard">
      <style:paragraph-properties fo:text-align="center" style:justify-single-word="false">
        <style:tab-stops>
          <style:tab-stop style:position="0.2398in"/>
        </style:tab-stops>
      </style:paragraph-properties>
      <style:text-properties style:font-name="Georgia" fo:font-size="14pt" officeooo:rsid="001e5901" officeooo:paragraph-rsid="001e5901" style:font-size-asian="14pt" style:font-size-complex="14pt"/>
    </style:style>
    <style:style style:name="P3" style:family="paragraph" style:parent-style-name="Standard">
      <style:paragraph-properties fo:text-align="justify" style:justify-single-word="false">
        <style:tab-stops>
          <style:tab-stop style:position="0.2398in"/>
        </style:tab-stops>
      </style:paragraph-properties>
      <style:text-properties style:font-name="Georgia" officeooo:rsid="001e5901" officeooo:paragraph-rsid="001e5901"/>
    </style:style>
    <style:style style:name="P4" style:family="paragraph" style:parent-style-name="Standard">
      <style:paragraph-properties>
        <style:tab-stops>
          <style:tab-stop style:position="0.2398in"/>
        </style:tab-stops>
      </style:paragraph-properties>
      <style:text-properties style:font-name="Georgia"/>
    </style:style>
    <style:style style:name="P5" style:family="paragraph" style:parent-style-name="Standard">
      <style:paragraph-properties fo:text-align="justify" style:justify-single-word="false">
        <style:tab-stops>
          <style:tab-stop style:position="0.2398in"/>
        </style:tab-stops>
      </style:paragraph-properties>
      <style:text-properties style:font-name="Georgia"/>
    </style:style>
    <style:style style:name="P6" style:family="paragraph" style:parent-style-name="Standard">
      <style:paragraph-properties fo:margin-left="0.9846in" fo:margin-right="0in" fo:text-align="justify" style:justify-single-word="false" fo:text-indent="0in" style:auto-text-indent="false">
        <style:tab-stops>
          <style:tab-stop style:position="0.2398in"/>
        </style:tab-stops>
      </style:paragraph-properties>
      <style:text-properties style:font-name="Georgia"/>
    </style:style>
    <style:style style:name="P7" style:family="paragraph" style:parent-style-name="Footnote">
      <style:text-properties officeooo:rsid="001e5901" officeooo:paragraph-rsid="001e5901"/>
    </style:style>
    <style:style style:name="P8" style:family="paragraph" style:parent-style-name="Standard">
      <style:paragraph-properties fo:text-align="justify" style:justify-single-word="false">
        <style:tab-stops>
          <style:tab-stop style:position="0.2398in"/>
        </style:tab-stops>
      </style:paragraph-properties>
      <style:text-properties style:font-name="Georgia" officeooo:rsid="001e5901" officeooo:paragraph-rsid="001e5901"/>
    </style:style>
    <style:style style:name="T1" style:family="text">
      <style:text-properties officeooo:rsid="001f5c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hing</text:p>
      <text:p text:style-name="P2">November 8, 2018</text:p>
      <text:p text:style-name="P4"/>
      <text:p text:style-name="P6">So, the money making arm of the church which supposedly pays for the prophets and apostles salaries. Does the church tithe themselves on it? It's an odd question I know, because the church already has the money so they'd just be shifting money from one account to the other...if they don't tithe on that money then the prophet and apostles are paid with money that hasn't been tithed and so they should be tithed on it right? Which they don't pay tithing... at all.</text:p>
      <text:p text:style-name="P6"/>
      <text:p text:style-name="P6">I'm confusing myself. Does that make sense?</text:p>
      <text:p text:style-name="P5"/>
      <text:p text:style-name="P3"><text:tab/>This question came to me today, and I’m not fully certain I understand it myself. I felt like I was going around in a circle to be honest. We learn from the Lord that we are to bring the “tithes into the store house.”<text:note text:id="ftn1" text:note-class="footnote"><text:note-citation>1</text:note-citation><text:note-body><text:p text:style-name="P7">Malachi 3:10</text:p></text:note-body></text:note></text:p>
      <text:p text:style-name="P3"><text:tab/>When Jesus was being asked about what should be paid, he told the people to render unto Caesar (or the government) that which is Caesar’s and that which is God’s render to God.<text:note text:id="ftn2" text:note-class="footnote"><text:note-citation>2</text:note-citation><text:note-body><text:p text:style-name="P7">Matthew 22:21</text:p></text:note-body></text:note></text:p>
      <text:p text:style-name="P3"><text:tab/>So, if the LDS Church has money coming in from investments etc. They should in practice be moving 10% of that over to tithing before paying the salaries of the prophet and apostles (however far down it goes). I wonder if this is done. If it’s not done, then the prophet and apostles should be paying tithing on that which is coming in as their salaries.</text:p>
      <text:p text:style-name="P3"><text:tab/>I’m not one to even tell the church how it should be run or anything of the like, I imagine the legal and financial aspects would be a nightmare to even attempt. But to me, this would make sense.</text:p>
      <text:p text:style-name="P3"><text:tab/><text:span text:style-name="T1">If they aren’t paying 10% to tithes or even paying offerings, then they are withholding from God. Which is what Malachi 3 goes against… was Malachi partly written for our day in that regard? Brings about an interesting question for s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3:13:45.261349740</meta:creation-date>
    <dc:date>2018-11-08T13:23:39.619911999</dc:date>
    <meta:editing-duration>PT9M23S</meta:editing-duration>
    <meta:editing-cycles>2</meta:editing-cycles>
    <meta:generator>LibreOffice/5.1.6.2$Linux_X86_64 LibreOffice_project/10m0$Build-2</meta:generator>
    <meta:document-statistic meta:table-count="0" meta:image-count="0" meta:object-count="0" meta:page-count="1" meta:paragraph-count="11" meta:word-count="322" meta:character-count="1741" meta:non-whitespace-character-count="1425"/>
  </office:meta>
</office:document-meta>
</file>